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90000013F5FCEF9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Helvetica,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ab-stops/>
      </style:paragraph-properties>
      <style:text-properties fo:language="ru" fo:country="RU" officeooo:rsid="00249e9f" officeooo:paragraph-rsid="00249e9f"/>
    </style:style>
    <style:style style:name="P2" style:family="paragraph" style:parent-style-name="Standard">
      <style:paragraph-properties fo:line-height="100%">
        <style:tab-stops/>
      </style:paragraph-properties>
      <style:text-properties fo:language="ru" fo:country="RU" officeooo:rsid="00249e9f" officeooo:paragraph-rsid="004bbf81"/>
    </style:style>
    <style:style style:name="P3" style:family="paragraph" style:parent-style-name="Standard">
      <style:text-properties fo:language="ru" fo:country="RU" officeooo:rsid="001e6846" officeooo:paragraph-rsid="001e6846"/>
    </style:style>
    <style:style style:name="P4" style:family="paragraph" style:parent-style-name="Standard">
      <style:paragraph-properties fo:line-height="100%">
        <style:tab-stops/>
      </style:paragraph-properties>
      <style:text-properties fo:language="ru" fo:country="RU" officeooo:rsid="004c1953" officeooo:paragraph-rsid="004e2088"/>
    </style:style>
    <style:style style:name="P5" style:family="paragraph" style:parent-style-name="Standard">
      <style:text-properties fo:language="en" fo:country="US" officeooo:rsid="0046ac6a" officeooo:paragraph-rsid="001e6846"/>
    </style:style>
    <style:style style:name="P6" style:family="paragraph" style:parent-style-name="Standard">
      <style:paragraph-properties fo:margin-left="0cm" fo:margin-right="0cm" fo:line-height="100%" fo:text-indent="0cm" style:auto-text-indent="false">
        <style:tab-stops/>
      </style:paragraph-properties>
      <style:text-properties fo:language="ru" fo:country="RU" officeooo:rsid="00249e9f" officeooo:paragraph-rsid="00249e9f"/>
    </style:style>
    <style:style style:name="P7" style:family="paragraph" style:parent-style-name="Standard">
      <style:paragraph-properties fo:margin-left="0cm" fo:margin-right="0cm" fo:line-height="100%" fo:text-indent="0cm" style:auto-text-indent="false">
        <style:tab-stops/>
      </style:paragraph-properties>
      <style:text-properties fo:language="ru" fo:country="RU" officeooo:rsid="00264c01" officeooo:paragraph-rsid="00264c01"/>
    </style:style>
    <style:style style:name="P8" style:family="paragraph" style:parent-style-name="Standard">
      <style:paragraph-properties fo:margin-left="0cm" fo:margin-right="0cm" fo:line-height="100%" fo:text-indent="0cm" style:auto-text-indent="false">
        <style:tab-stops/>
      </style:paragraph-properties>
      <style:text-properties fo:language="ru" fo:country="RU" officeooo:rsid="0026bea8" officeooo:paragraph-rsid="0026bea8"/>
    </style:style>
    <style:style style:name="P9" style:family="paragraph" style:parent-style-name="Standard">
      <style:paragraph-properties fo:margin-left="0cm" fo:margin-right="0cm" fo:line-height="100%" fo:text-indent="0cm" style:auto-text-indent="false">
        <style:tab-stops/>
      </style:paragraph-properties>
      <style:text-properties fo:language="ru" fo:country="RU" officeooo:rsid="0026bea8" officeooo:paragraph-rsid="004eb5e0"/>
    </style:style>
    <style:style style:name="P10" style:family="paragraph" style:parent-style-name="Standard">
      <style:paragraph-properties fo:margin-left="0cm" fo:margin-right="0cm" fo:line-height="100%" fo:text-indent="0cm" style:auto-text-indent="false">
        <style:tab-stops/>
      </style:paragraph-properties>
      <style:text-properties fo:language="ru" fo:country="RU" officeooo:rsid="002851be" officeooo:paragraph-rsid="002851be"/>
    </style:style>
    <style:style style:name="P11" style:family="paragraph" style:parent-style-name="Standard">
      <style:paragraph-properties fo:margin-left="0cm" fo:margin-right="0cm" fo:line-height="100%" fo:text-indent="0cm" style:auto-text-indent="false">
        <style:tab-stops/>
      </style:paragraph-properties>
      <style:text-properties fo:language="ru" fo:country="RU" officeooo:rsid="00287d1a" officeooo:paragraph-rsid="00287d1a"/>
    </style:style>
    <style:style style:name="P12" style:family="paragraph" style:parent-style-name="Standard">
      <style:paragraph-properties fo:margin-left="0cm" fo:margin-right="0cm" fo:line-height="100%" fo:text-indent="0cm" style:auto-text-indent="false">
        <style:tab-stops/>
      </style:paragraph-properties>
      <style:text-properties fo:language="ru" fo:country="RU" officeooo:rsid="00287d1a" officeooo:paragraph-rsid="00536a98"/>
    </style:style>
    <style:style style:name="P13" style:family="paragraph" style:parent-style-name="Standard">
      <style:paragraph-properties fo:margin-left="0cm" fo:margin-right="0cm" fo:line-height="100%" fo:text-indent="0cm" style:auto-text-indent="false">
        <style:tab-stops/>
      </style:paragraph-properties>
      <style:text-properties fo:language="ru" fo:country="RU" officeooo:rsid="002efde4" officeooo:paragraph-rsid="00689fce"/>
    </style:style>
    <style:style style:name="P14" style:family="paragraph" style:parent-style-name="Standard">
      <style:paragraph-properties fo:margin-left="0cm" fo:margin-right="0cm" fo:line-height="100%" fo:text-indent="0cm" style:auto-text-indent="false">
        <style:tab-stops/>
      </style:paragraph-properties>
      <style:text-properties fo:language="ru" fo:country="RU" officeooo:rsid="002cd52a" officeooo:paragraph-rsid="002b9b61"/>
    </style:style>
    <style:style style:name="P15" style:family="paragraph" style:parent-style-name="Standard">
      <style:paragraph-properties fo:margin-left="0cm" fo:margin-right="0cm" fo:line-height="100%" fo:text-indent="0cm" style:auto-text-indent="false">
        <style:tab-stops/>
      </style:paragraph-properties>
      <style:text-properties fo:language="en" fo:country="US" officeooo:rsid="002159dc" officeooo:paragraph-rsid="002159dc"/>
    </style:style>
    <style:style style:name="P16" style:family="paragraph" style:parent-style-name="Standard">
      <style:paragraph-properties fo:margin-left="0cm" fo:margin-right="0cm" fo:line-height="100%" fo:text-indent="0cm" style:auto-text-indent="false">
        <style:tab-stops/>
      </style:paragraph-properties>
      <style:text-properties fo:language="en" fo:country="US" officeooo:rsid="0050ef4c" officeooo:paragraph-rsid="0050ef4c"/>
    </style:style>
    <style:style style:name="P17" style:family="paragraph" style:parent-style-name="Standard">
      <style:paragraph-properties fo:margin-left="0cm" fo:margin-right="0cm" fo:line-height="100%" fo:text-indent="0cm" style:auto-text-indent="false">
        <style:tab-stops/>
      </style:paragraph-properties>
      <style:text-properties fo:language="en" fo:country="US" officeooo:rsid="0050ef4c" officeooo:paragraph-rsid="005170fc"/>
    </style:style>
    <style:style style:name="P18" style:family="paragraph" style:parent-style-name="Standard">
      <style:paragraph-properties fo:margin-left="0cm" fo:margin-right="0cm" fo:line-height="100%" fo:text-indent="0cm" style:auto-text-indent="false">
        <style:tab-stops/>
      </style:paragraph-properties>
      <style:text-properties fo:language="en" fo:country="US" officeooo:rsid="005170fc" officeooo:paragraph-rsid="005292bb"/>
    </style:style>
    <style:style style:name="P19" style:family="paragraph" style:parent-style-name="Standard">
      <style:paragraph-properties fo:margin-left="0cm" fo:margin-right="0cm" fo:line-height="100%" fo:text-indent="0cm" style:auto-text-indent="false">
        <style:tab-stops/>
      </style:paragraph-properties>
      <style:text-properties fo:language="en" fo:country="US" officeooo:rsid="005170fc" officeooo:paragraph-rsid="005170fc"/>
    </style:style>
    <style:style style:name="P20" style:family="paragraph" style:parent-style-name="Standard">
      <style:paragraph-properties fo:margin-left="0cm" fo:margin-right="0cm" fo:line-height="100%" fo:text-indent="0cm" style:auto-text-indent="false">
        <style:tab-stops/>
      </style:paragraph-properties>
      <style:text-properties fo:language="en" fo:country="US" officeooo:rsid="00536a98" officeooo:paragraph-rsid="00536a98"/>
    </style:style>
    <style:style style:name="P21" style:family="paragraph" style:parent-style-name="Standard">
      <style:paragraph-properties fo:margin-left="0cm" fo:margin-right="0cm" fo:line-height="100%" fo:text-indent="0cm" style:auto-text-indent="false">
        <style:tab-stops/>
      </style:paragraph-properties>
      <style:text-properties fo:language="en" fo:country="US" officeooo:rsid="004e2088" officeooo:paragraph-rsid="004eb5e0"/>
    </style:style>
    <style:style style:name="P22" style:family="paragraph" style:parent-style-name="Standard">
      <style:paragraph-properties fo:margin-left="0cm" fo:margin-right="0cm" fo:line-height="100%" fo:text-indent="0cm" style:auto-text-indent="false">
        <style:tab-stops/>
      </style:paragraph-properties>
      <style:text-properties fo:language="en" fo:country="US" officeooo:rsid="005292bb" officeooo:paragraph-rsid="002efde4"/>
    </style:style>
    <style:style style:name="P23" style:family="paragraph" style:parent-style-name="Standard">
      <style:paragraph-properties fo:margin-left="0cm" fo:margin-right="0cm" fo:line-height="100%" fo:text-indent="0cm" style:auto-text-indent="false">
        <style:tab-stops/>
      </style:paragraph-properties>
      <style:text-properties officeooo:paragraph-rsid="00492c3c"/>
    </style:style>
    <style:style style:name="P24" style:family="paragraph" style:parent-style-name="Standard">
      <style:paragraph-properties fo:margin-left="0cm" fo:margin-right="0cm" fo:line-height="100%" fo:text-indent="0cm" style:auto-text-indent="false">
        <style:tab-stops/>
      </style:paragraph-properties>
      <style:text-properties officeooo:paragraph-rsid="0053a856"/>
    </style:style>
    <style:style style:name="P25" style:family="paragraph" style:parent-style-name="Text_20_body">
      <style:paragraph-properties fo:text-align="start" style:justify-single-word="false"/>
      <style:text-properties officeooo:rsid="002322d9" officeooo:paragraph-rsid="002322d9"/>
    </style:style>
    <style:style style:name="P26" style:family="paragraph" style:parent-style-name="Text_20_body">
      <style:paragraph-properties fo:text-align="start" style:justify-single-word="false"/>
      <style:text-properties officeooo:rsid="002322d9" officeooo:paragraph-rsid="005292bb"/>
    </style:style>
    <style:style style:name="P27" style:family="paragraph" style:parent-style-name="Text_20_body">
      <style:paragraph-properties fo:text-align="start" style:justify-single-word="false"/>
      <style:text-properties fo:language="en" fo:country="US" officeooo:rsid="003b63e2" officeooo:paragraph-rsid="003b63e2"/>
    </style:style>
    <style:style style:name="P28" style:family="paragraph" style:parent-style-name="Text_20_body">
      <style:paragraph-properties fo:text-align="start" style:justify-single-word="false"/>
      <style:text-properties fo:language="en" fo:country="US" officeooo:rsid="003b63e2" officeooo:paragraph-rsid="005e28b0"/>
    </style:style>
    <style:style style:name="P29" style:family="paragraph" style:parent-style-name="Text_20_body">
      <style:paragraph-properties fo:text-align="start" style:justify-single-word="false"/>
      <style:text-properties fo:language="en" fo:country="US" officeooo:rsid="00610642" officeooo:paragraph-rsid="00610642"/>
    </style:style>
    <style:style style:name="P30" style:family="paragraph" style:parent-style-name="Text_20_body">
      <style:paragraph-properties fo:text-align="start" style:justify-single-word="false"/>
      <style:text-properties fo:language="en" fo:country="US" officeooo:rsid="00627dd6" officeooo:paragraph-rsid="00627dd6"/>
    </style:style>
    <style:style style:name="P31" style:family="paragraph" style:parent-style-name="Text_20_body">
      <style:paragraph-properties fo:text-align="start" style:justify-single-word="false"/>
      <style:text-properties fo:language="en" fo:country="US" officeooo:rsid="006c2458" officeooo:paragraph-rsid="006c2458"/>
    </style:style>
    <style:style style:name="P32" style:family="paragraph" style:parent-style-name="Text_20_body">
      <style:paragraph-properties fo:text-align="start" style:justify-single-word="false"/>
      <style:text-properties fo:language="en" fo:country="US" officeooo:rsid="0050d29c" officeooo:paragraph-rsid="0071d74c"/>
    </style:style>
    <style:style style:name="P33" style:family="paragraph" style:parent-style-name="Text_20_body">
      <style:text-properties fo:language="en" fo:country="US" officeooo:rsid="0073e762" officeooo:paragraph-rsid="0073e762"/>
    </style:style>
    <style:style style:name="P34" style:family="paragraph" style:parent-style-name="Text_20_body">
      <style:paragraph-properties fo:text-align="start" style:justify-single-word="false"/>
      <style:text-properties fo:language="en" fo:country="US" officeooo:rsid="00753bc8" officeooo:paragraph-rsid="00753bc8"/>
    </style:style>
    <style:style style:name="P35" style:family="paragraph" style:parent-style-name="Text_20_body">
      <style:paragraph-properties fo:text-align="start" style:justify-single-word="false"/>
      <style:text-properties fo:language="en" fo:country="US" officeooo:rsid="0075e07b" officeooo:paragraph-rsid="0075e07b"/>
    </style:style>
    <style:style style:name="P36" style:family="paragraph" style:parent-style-name="Text_20_body">
      <style:paragraph-properties fo:text-align="start" style:justify-single-word="false"/>
      <style:text-properties fo:language="en" fo:country="US" officeooo:rsid="0079122b" officeooo:paragraph-rsid="0079122b"/>
    </style:style>
    <style:style style:name="P37" style:family="paragraph" style:parent-style-name="Text_20_body">
      <style:paragraph-properties fo:text-align="start" style:justify-single-word="false"/>
      <style:text-properties officeooo:rsid="00304422" officeooo:paragraph-rsid="00304422"/>
    </style:style>
    <style:style style:name="P38" style:family="paragraph" style:parent-style-name="Text_20_body">
      <style:paragraph-properties fo:text-align="start" style:justify-single-word="false"/>
      <style:text-properties officeooo:rsid="00304422" officeooo:paragraph-rsid="0055cdb6"/>
    </style:style>
    <style:style style:name="P39" style:family="paragraph" style:parent-style-name="Text_20_body">
      <style:paragraph-properties fo:text-align="start" style:justify-single-word="false"/>
      <style:text-properties officeooo:rsid="0032acb1" officeooo:paragraph-rsid="0032acb1"/>
    </style:style>
    <style:style style:name="P40" style:family="paragraph" style:parent-style-name="Text_20_body">
      <style:paragraph-properties fo:text-align="start" style:justify-single-word="false"/>
      <style:text-properties officeooo:rsid="0032acb1" officeooo:paragraph-rsid="0035314e"/>
    </style:style>
    <style:style style:name="P41" style:family="paragraph" style:parent-style-name="Text_20_body">
      <style:paragraph-properties fo:text-align="start" style:justify-single-word="false"/>
      <style:text-properties officeooo:rsid="0032acb1" officeooo:paragraph-rsid="00699282"/>
    </style:style>
    <style:style style:name="P42" style:family="paragraph" style:parent-style-name="Text_20_body">
      <style:text-properties officeooo:rsid="00345666" officeooo:paragraph-rsid="00345666"/>
    </style:style>
    <style:style style:name="P43" style:family="paragraph" style:parent-style-name="Text_20_body">
      <style:paragraph-properties fo:text-align="start" style:justify-single-word="false"/>
      <style:text-properties officeooo:rsid="00345666" officeooo:paragraph-rsid="00345666"/>
    </style:style>
    <style:style style:name="P44" style:family="paragraph" style:parent-style-name="Text_20_body">
      <style:paragraph-properties fo:text-align="start" style:justify-single-word="false"/>
      <style:text-properties officeooo:rsid="00345666" officeooo:paragraph-rsid="005aa57d"/>
    </style:style>
    <style:style style:name="P45" style:family="paragraph" style:parent-style-name="Text_20_body">
      <style:text-properties officeooo:rsid="00345666" officeooo:paragraph-rsid="005aa57d"/>
    </style:style>
    <style:style style:name="P46" style:family="paragraph" style:parent-style-name="Text_20_body">
      <style:paragraph-properties fo:text-align="start" style:justify-single-word="false"/>
      <style:text-properties officeooo:rsid="003535f0" officeooo:paragraph-rsid="003535f0"/>
    </style:style>
    <style:style style:name="P47" style:family="paragraph" style:parent-style-name="Text_20_body">
      <style:paragraph-properties fo:text-align="start" style:justify-single-word="false"/>
      <style:text-properties officeooo:rsid="0036d9ff" officeooo:paragraph-rsid="0036d9ff"/>
    </style:style>
    <style:style style:name="P48" style:family="paragraph" style:parent-style-name="Text_20_body">
      <style:paragraph-properties fo:text-align="start" style:justify-single-word="false"/>
      <style:text-properties officeooo:rsid="003a0308" officeooo:paragraph-rsid="003a0308"/>
    </style:style>
    <style:style style:name="P49" style:family="paragraph" style:parent-style-name="Text_20_body">
      <style:paragraph-properties fo:text-align="start" style:justify-single-word="false"/>
      <style:text-properties officeooo:rsid="003a0308" officeooo:paragraph-rsid="003bfa34"/>
    </style:style>
    <style:style style:name="P50" style:family="paragraph" style:parent-style-name="Text_20_body">
      <style:paragraph-properties fo:text-align="start" style:justify-single-word="false"/>
      <style:text-properties officeooo:rsid="003b63e2" officeooo:paragraph-rsid="003b63e2"/>
    </style:style>
    <style:style style:name="P51" style:family="paragraph" style:parent-style-name="Text_20_body">
      <style:paragraph-properties fo:text-align="start" style:justify-single-word="false"/>
      <style:text-properties officeooo:rsid="003b63e2" officeooo:paragraph-rsid="003bfa34"/>
    </style:style>
    <style:style style:name="P52" style:family="paragraph" style:parent-style-name="Text_20_body">
      <style:text-properties officeooo:rsid="003bfa34" officeooo:paragraph-rsid="003bfa34"/>
    </style:style>
    <style:style style:name="P53" style:family="paragraph" style:parent-style-name="Text_20_body">
      <style:text-properties officeooo:rsid="003bfa34" officeooo:paragraph-rsid="005c253b"/>
    </style:style>
    <style:style style:name="P54" style:family="paragraph" style:parent-style-name="Text_20_body">
      <style:paragraph-properties fo:text-align="start" style:justify-single-word="false"/>
      <style:text-properties officeooo:rsid="003cc631" officeooo:paragraph-rsid="003cc631"/>
    </style:style>
    <style:style style:name="P55" style:family="paragraph" style:parent-style-name="Text_20_body">
      <style:paragraph-properties fo:text-align="start" style:justify-single-word="false"/>
      <style:text-properties officeooo:rsid="003cc631" officeooo:paragraph-rsid="003e73ab"/>
    </style:style>
    <style:style style:name="P56" style:family="paragraph" style:parent-style-name="Text_20_body">
      <style:paragraph-properties fo:text-align="start" style:justify-single-word="false"/>
      <style:text-properties officeooo:rsid="003e73ab" officeooo:paragraph-rsid="003e73ab"/>
    </style:style>
    <style:style style:name="P57" style:family="paragraph" style:parent-style-name="Text_20_body">
      <style:paragraph-properties fo:text-align="start" style:justify-single-word="false"/>
      <style:text-properties fo:language="ru" fo:country="RU"/>
    </style:style>
    <style:style style:name="P58" style:family="paragraph" style:parent-style-name="Text_20_body">
      <style:paragraph-properties fo:text-align="start" style:justify-single-word="false"/>
      <style:text-properties fo:language="ru" fo:country="RU" officeooo:rsid="00304422" officeooo:paragraph-rsid="00304422"/>
    </style:style>
    <style:style style:name="P59" style:family="paragraph" style:parent-style-name="Text_20_body">
      <style:paragraph-properties fo:text-align="start" style:justify-single-word="false"/>
      <style:text-properties fo:language="ru" fo:country="RU" officeooo:rsid="0035314e" officeooo:paragraph-rsid="0035314e"/>
    </style:style>
    <style:style style:name="P60" style:family="paragraph" style:parent-style-name="Text_20_body">
      <style:text-properties fo:language="ru" fo:country="RU" officeooo:rsid="003535f0" officeooo:paragraph-rsid="003535f0"/>
    </style:style>
    <style:style style:name="P61" style:family="paragraph" style:parent-style-name="Text_20_body">
      <style:paragraph-properties fo:text-align="start" style:justify-single-word="false"/>
      <style:text-properties fo:language="ru" fo:country="RU" officeooo:rsid="003535f0" officeooo:paragraph-rsid="003535f0"/>
    </style:style>
    <style:style style:name="P62" style:family="paragraph" style:parent-style-name="Text_20_body">
      <style:paragraph-properties fo:text-align="start" style:justify-single-word="false"/>
      <style:text-properties fo:language="ru" fo:country="RU" officeooo:rsid="003827d3" officeooo:paragraph-rsid="003827d3"/>
    </style:style>
    <style:style style:name="P63" style:family="paragraph" style:parent-style-name="Text_20_body">
      <style:paragraph-properties fo:text-align="start" style:justify-single-word="false"/>
      <style:text-properties fo:language="ru" fo:country="RU" officeooo:rsid="003827d3" officeooo:paragraph-rsid="003bfa34"/>
    </style:style>
    <style:style style:name="P64" style:family="paragraph" style:parent-style-name="Text_20_body">
      <style:paragraph-properties fo:text-align="start" style:justify-single-word="false"/>
      <style:text-properties fo:language="ru" fo:country="RU" officeooo:rsid="003827d3" officeooo:paragraph-rsid="005e28b0"/>
    </style:style>
    <style:style style:name="P65" style:family="paragraph" style:parent-style-name="Text_20_body">
      <style:paragraph-properties fo:text-align="start" style:justify-single-word="false"/>
      <style:text-properties fo:language="ru" fo:country="RU" officeooo:rsid="003a0308" officeooo:paragraph-rsid="005cd215"/>
    </style:style>
    <style:style style:name="P66" style:family="paragraph" style:parent-style-name="Text_20_body">
      <style:paragraph-properties fo:text-align="start" style:justify-single-word="false"/>
      <style:text-properties fo:language="ru" fo:country="RU" officeooo:rsid="003a0308" officeooo:paragraph-rsid="005f2bf7"/>
    </style:style>
    <style:style style:name="P67" style:family="paragraph" style:parent-style-name="Text_20_body">
      <style:paragraph-properties fo:text-align="start" style:justify-single-word="false"/>
      <style:text-properties fo:language="ru" fo:country="RU" officeooo:rsid="003cc631" officeooo:paragraph-rsid="003cc631"/>
    </style:style>
    <style:style style:name="P68" style:family="paragraph" style:parent-style-name="Text_20_body">
      <style:paragraph-properties fo:text-align="start" style:justify-single-word="false"/>
      <style:text-properties fo:language="ru" fo:country="RU" officeooo:rsid="003b63e2" officeooo:paragraph-rsid="003b63e2"/>
    </style:style>
    <style:style style:name="P69" style:family="paragraph" style:parent-style-name="Text_20_body">
      <style:paragraph-properties fo:text-align="start" style:justify-single-word="false"/>
      <style:text-properties fo:language="ru" fo:country="RU" officeooo:rsid="003e73ab" officeooo:paragraph-rsid="003e73ab"/>
    </style:style>
    <style:style style:name="P70" style:family="paragraph" style:parent-style-name="Text_20_body">
      <style:paragraph-properties fo:text-align="start" style:justify-single-word="false"/>
      <style:text-properties fo:language="ru" fo:country="RU" officeooo:rsid="003e73ab" officeooo:paragraph-rsid="00610642"/>
    </style:style>
    <style:style style:name="P71" style:family="paragraph" style:parent-style-name="Text_20_body">
      <style:paragraph-properties fo:text-align="start" style:justify-single-word="false"/>
      <style:text-properties fo:language="ru" fo:country="RU" officeooo:rsid="003e73ab" officeooo:paragraph-rsid="00627dd6"/>
    </style:style>
    <style:style style:name="P72" style:family="paragraph" style:parent-style-name="Text_20_body">
      <style:paragraph-properties fo:text-align="start" style:justify-single-word="false"/>
      <style:text-properties fo:language="ru" fo:country="RU" officeooo:rsid="003feda3" officeooo:paragraph-rsid="003feda3"/>
    </style:style>
    <style:style style:name="P73" style:family="paragraph" style:parent-style-name="Text_20_body">
      <style:paragraph-properties fo:text-align="start" style:justify-single-word="false"/>
      <style:text-properties fo:language="ru" fo:country="RU" officeooo:rsid="006f95a0" officeooo:paragraph-rsid="006f95a0"/>
    </style:style>
    <style:style style:name="P74" style:family="paragraph" style:parent-style-name="Text_20_body">
      <style:paragraph-properties fo:text-align="start" style:justify-single-word="false"/>
      <style:text-properties fo:language="ru" fo:country="RU" officeooo:rsid="0057aa09" officeooo:paragraph-rsid="0076430b"/>
    </style:style>
    <style:style style:name="P75" style:family="paragraph" style:parent-style-name="Text_20_body">
      <style:paragraph-properties fo:text-align="start" style:justify-single-word="false"/>
      <style:text-properties fo:language="ru" fo:country="RU" officeooo:rsid="0057aa09" officeooo:paragraph-rsid="0079122b"/>
    </style:style>
    <style:style style:name="P76" style:family="paragraph" style:parent-style-name="Text_20_body">
      <style:paragraph-properties fo:text-align="start" style:justify-single-word="false"/>
      <style:text-properties officeooo:paragraph-rsid="0047e5ef"/>
    </style:style>
    <style:style style:name="P77" style:family="paragraph" style:parent-style-name="Text_20_body">
      <style:paragraph-properties fo:text-align="start" style:justify-single-word="false"/>
      <style:text-properties officeooo:paragraph-rsid="00753bc8"/>
    </style:style>
    <style:style style:name="P78" style:family="paragraph" style:parent-style-name="Text_20_body">
      <style:paragraph-properties fo:text-align="start" style:justify-single-word="false"/>
      <style:text-properties officeooo:rsid="0047e5ef" officeooo:paragraph-rsid="0047e5ef"/>
    </style:style>
    <style:style style:name="P79" style:family="paragraph" style:parent-style-name="Text_20_body">
      <style:paragraph-properties fo:text-align="start" style:justify-single-word="false"/>
      <style:text-properties officeooo:rsid="00316c5f" officeooo:paragraph-rsid="00584b38"/>
    </style:style>
    <style:style style:name="P80" style:family="paragraph" style:parent-style-name="Text_20_body">
      <style:paragraph-properties fo:text-align="start" style:justify-single-word="false"/>
      <style:text-properties officeooo:rsid="005bcbbe" officeooo:paragraph-rsid="005bcbbe"/>
    </style:style>
    <style:style style:name="P81" style:family="paragraph" style:parent-style-name="Text_20_body">
      <style:paragraph-properties fo:text-align="start" style:justify-single-word="false"/>
      <style:text-properties officeooo:rsid="00610642" officeooo:paragraph-rsid="00610642"/>
    </style:style>
    <style:style style:name="P82" style:family="paragraph" style:parent-style-name="Text_20_body">
      <style:paragraph-properties fo:text-align="start" style:justify-single-word="false"/>
      <style:text-properties officeooo:rsid="004d0b5a" officeooo:paragraph-rsid="006c4b18"/>
    </style:style>
    <style:style style:name="P83" style:family="paragraph" style:parent-style-name="Text_20_body">
      <style:paragraph-properties fo:text-align="start" style:justify-single-word="false"/>
      <style:text-properties officeooo:rsid="004c9e80" officeooo:paragraph-rsid="006de036"/>
    </style:style>
    <style:style style:name="P84" style:family="paragraph" style:parent-style-name="Text_20_body">
      <style:paragraph-properties fo:text-align="start" style:justify-single-word="false"/>
      <style:text-properties officeooo:rsid="003feda3" officeooo:paragraph-rsid="00627dd6"/>
    </style:style>
    <style:style style:name="P85" style:family="paragraph" style:parent-style-name="Subtitle">
      <style:paragraph-properties fo:text-align="start" style:justify-single-word="false"/>
    </style:style>
    <style:style style:name="P86" style:family="paragraph" style:parent-style-name="Subtitle">
      <style:paragraph-properties fo:text-align="start" style:justify-single-word="false"/>
      <style:text-properties officeooo:rsid="002322d9" officeooo:paragraph-rsid="002322d9"/>
    </style:style>
    <style:style style:name="P87" style:family="paragraph" style:parent-style-name="Subtitle">
      <style:paragraph-properties fo:text-align="start" style:justify-single-word="false"/>
      <style:text-properties fo:language="en" fo:country="US" officeooo:rsid="0046ac6a" officeooo:paragraph-rsid="0046ac6a"/>
    </style:style>
    <style:style style:name="P88" style:family="paragraph" style:parent-style-name="Subtitle">
      <style:paragraph-properties fo:text-align="start" style:justify-single-word="false"/>
      <style:text-properties fo:language="en" fo:country="US" officeooo:rsid="00610642"/>
    </style:style>
    <style:style style:name="P89" style:family="paragraph" style:parent-style-name="Subtitle">
      <style:paragraph-properties fo:text-align="start" style:justify-single-word="false"/>
      <style:text-properties fo:language="ru" fo:country="RU" officeooo:rsid="00563328" officeooo:paragraph-rsid="0076430b"/>
    </style:style>
    <style:style style:name="P90" style:family="paragraph" style:parent-style-name="Standard">
      <style:paragraph-properties fo:margin-left="2.101cm" fo:margin-right="0cm" fo:line-height="100%" fo:text-indent="-0.64cm" style:auto-text-indent="false">
        <style:tab-stops/>
      </style:paragraph-properties>
      <style:text-properties fo:language="ru" fo:country="RU" officeooo:rsid="00204c6f" officeooo:paragraph-rsid="00204c6f"/>
    </style:style>
    <style:style style:name="P91" style:family="paragraph" style:parent-style-name="Title">
      <style:text-properties officeooo:paragraph-rsid="0046ac6a"/>
    </style:style>
    <style:style style:name="P92" style:family="paragraph" style:parent-style-name="Subtitle">
      <style:paragraph-properties fo:text-align="start" style:justify-single-word="false" fo:break-before="page"/>
      <style:text-properties officeooo:rsid="00489bee" officeooo:paragraph-rsid="006c2458"/>
    </style:style>
    <style:style style:name="P93" style:family="paragraph" style:parent-style-name="Heading_20_1">
      <style:text-properties officeooo:paragraph-rsid="0035314e"/>
    </style:style>
    <style:style style:name="P94" style:family="paragraph" style:parent-style-name="Heading_20_1">
      <style:text-properties officeooo:paragraph-rsid="005bcbbe"/>
    </style:style>
    <style:style style:name="P95" style:family="paragraph" style:parent-style-name="Heading_20_1">
      <style:text-properties officeooo:paragraph-rsid="005e28b0"/>
    </style:style>
    <style:style style:name="P96" style:family="paragraph" style:parent-style-name="Standard" style:list-style-name="L2">
      <style:paragraph-properties fo:line-height="100%">
        <style:tab-stops/>
      </style:paragraph-properties>
      <style:text-properties fo:language="ru" fo:country="RU" officeooo:rsid="00249e9f" officeooo:paragraph-rsid="00249e9f"/>
    </style:style>
    <style:style style:name="P97" style:family="paragraph" style:parent-style-name="Standard" style:list-style-name="L2">
      <style:paragraph-properties fo:line-height="100%">
        <style:tab-stops/>
      </style:paragraph-properties>
      <style:text-properties fo:language="ru" fo:country="RU" officeooo:rsid="004bbf81" officeooo:paragraph-rsid="004bbf81"/>
    </style:style>
    <style:style style:name="P98" style:family="paragraph" style:parent-style-name="Standard" style:list-style-name="L2">
      <style:paragraph-properties fo:line-height="100%">
        <style:tab-stops/>
      </style:paragraph-properties>
      <style:text-properties fo:language="ru" fo:country="RU" officeooo:rsid="0076430b" officeooo:paragraph-rsid="0076430b"/>
    </style:style>
    <style:style style:name="P99" style:family="paragraph" style:parent-style-name="Standard" style:list-style-name="L2">
      <style:paragraph-properties fo:line-height="100%">
        <style:tab-stops/>
      </style:paragraph-properties>
      <style:text-properties fo:language="en" fo:country="US" officeooo:rsid="004bbf81" officeooo:paragraph-rsid="00249e9f"/>
    </style:style>
    <style:style style:name="P100" style:family="paragraph" style:parent-style-name="Standard" style:list-style-name="L1">
      <style:paragraph-properties fo:margin-left="2.101cm" fo:margin-right="0cm" fo:line-height="100%" fo:text-indent="-0.64cm" style:auto-text-indent="false">
        <style:tab-stops/>
      </style:paragraph-properties>
      <style:text-properties fo:language="ru" fo:country="RU" officeooo:rsid="00204c6f" officeooo:paragraph-rsid="00204c6f"/>
    </style:style>
    <style:style style:name="P101" style:family="paragraph" style:parent-style-name="Standard" style:list-style-name="L1">
      <style:paragraph-properties fo:margin-left="2.101cm" fo:margin-right="0cm" fo:line-height="100%" fo:text-indent="-0.64cm" style:auto-text-indent="false">
        <style:tab-stops/>
      </style:paragraph-properties>
      <style:text-properties officeooo:rsid="00204c6f" officeooo:paragraph-rsid="00204c6f"/>
    </style:style>
    <style:style style:name="P102" style:family="paragraph" style:parent-style-name="Standard" style:list-style-name="L1">
      <style:paragraph-properties fo:margin-left="2.101cm" fo:margin-right="0cm" fo:line-height="100%" fo:text-indent="-0.64cm" style:auto-text-indent="false">
        <style:tab-stops/>
      </style:paragraph-properties>
      <style:text-properties officeooo:rsid="004103fb" officeooo:paragraph-rsid="004103fb"/>
    </style:style>
    <style:style style:name="P103" style:family="paragraph" style:parent-style-name="Text_20_body" style:list-style-name="L3">
      <style:paragraph-properties fo:text-align="start" style:justify-single-word="false"/>
      <style:text-properties fo:language="en" fo:country="US" officeooo:rsid="00627dd6" officeooo:paragraph-rsid="00627dd6"/>
    </style:style>
    <style:style style:name="P104" style:family="paragraph" style:parent-style-name="Text_20_body" style:list-style-name="L3">
      <style:paragraph-properties fo:text-align="start" style:justify-single-word="false"/>
      <style:text-properties fo:language="en" fo:country="US" officeooo:rsid="00627dd6" officeooo:paragraph-rsid="0075e07b"/>
    </style:style>
    <style:style style:name="P105" style:family="paragraph" style:parent-style-name="Text_20_body" style:list-style-name="L3">
      <style:paragraph-properties fo:text-align="start" style:justify-single-word="false"/>
      <style:text-properties fo:language="en" fo:country="US" officeooo:rsid="003cc631" officeooo:paragraph-rsid="0075e07b"/>
    </style:style>
    <style:style style:name="P106" style:family="paragraph" style:parent-style-name="Text_20_body">
      <style:paragraph-properties fo:text-align="start" style:justify-single-word="false"/>
      <style:text-properties fo:language="en" fo:country="US" officeooo:rsid="0079122b" officeooo:paragraph-rsid="0079122b"/>
    </style:style>
    <style:style style:name="P107" style:family="paragraph">
      <loext:graphic-properties draw:fill-color="#dddddd" draw:opacity="100%"/>
      <style:paragraph-properties fo:text-align="center"/>
      <style:text-properties fo:font-size="12pt"/>
    </style:style>
    <style:style style:name="T1" style:family="text">
      <style:text-properties fo:language="en" fo:country="US"/>
    </style:style>
    <style:style style:name="T2" style:family="text">
      <style:text-properties fo:language="en" fo:country="US" officeooo:rsid="00228820"/>
    </style:style>
    <style:style style:name="T3" style:family="text">
      <style:text-properties fo:language="en" fo:country="US" officeooo:rsid="0032acb1"/>
    </style:style>
    <style:style style:name="T4" style:family="text">
      <style:text-properties fo:language="en" fo:country="US" officeooo:rsid="0035314e"/>
    </style:style>
    <style:style style:name="T5" style:family="text">
      <style:text-properties fo:language="en" fo:country="US" officeooo:rsid="003bfa34"/>
    </style:style>
    <style:style style:name="T6" style:family="text">
      <style:text-properties fo:language="en" fo:country="US" officeooo:rsid="0046ac6a"/>
    </style:style>
    <style:style style:name="T7" style:family="text">
      <style:text-properties fo:language="en" fo:country="US" officeooo:rsid="0046c980"/>
    </style:style>
    <style:style style:name="T8" style:family="text">
      <style:text-properties fo:language="en" fo:country="US" officeooo:rsid="0047e5ef"/>
    </style:style>
    <style:style style:name="T9" style:family="text">
      <style:text-properties fo:language="en" fo:country="US" officeooo:rsid="002159dc"/>
    </style:style>
    <style:style style:name="T10" style:family="text">
      <style:text-properties fo:language="en" fo:country="US" officeooo:rsid="00249e9f"/>
    </style:style>
    <style:style style:name="T11" style:family="text">
      <style:text-properties fo:language="en" fo:country="US" officeooo:rsid="00492c3c"/>
    </style:style>
    <style:style style:name="T12" style:family="text">
      <style:text-properties fo:language="en" fo:country="US" officeooo:rsid="004b410f"/>
    </style:style>
    <style:style style:name="T13" style:family="text">
      <style:text-properties fo:language="en" fo:country="US" officeooo:rsid="004b98b3"/>
    </style:style>
    <style:style style:name="T14" style:family="text">
      <style:text-properties fo:language="en" fo:country="US" officeooo:rsid="004bbf81"/>
    </style:style>
    <style:style style:name="T15" style:family="text">
      <style:text-properties fo:language="en" fo:country="US" officeooo:rsid="004c1953"/>
    </style:style>
    <style:style style:name="T16" style:family="text">
      <style:text-properties fo:language="en" fo:country="US" officeooo:rsid="004e2088"/>
    </style:style>
    <style:style style:name="T17" style:family="text">
      <style:text-properties fo:language="en" fo:country="US" officeooo:rsid="004e36ae"/>
    </style:style>
    <style:style style:name="T18" style:family="text">
      <style:text-properties fo:language="en" fo:country="US" officeooo:rsid="004eb5e0"/>
    </style:style>
    <style:style style:name="T19" style:family="text">
      <style:text-properties fo:language="en" fo:country="US" officeooo:rsid="004f5b7c"/>
    </style:style>
    <style:style style:name="T20" style:family="text">
      <style:text-properties fo:language="en" fo:country="US" officeooo:rsid="00509c63"/>
    </style:style>
    <style:style style:name="T21" style:family="text">
      <style:text-properties fo:language="en" fo:country="US" officeooo:rsid="005292bb"/>
    </style:style>
    <style:style style:name="T22" style:family="text">
      <style:text-properties fo:language="en" fo:country="US" officeooo:rsid="00536a98"/>
    </style:style>
    <style:style style:name="T23" style:family="text">
      <style:text-properties fo:language="en" fo:country="US" officeooo:rsid="0053a856"/>
    </style:style>
    <style:style style:name="T24" style:family="text">
      <style:text-properties fo:language="en" fo:country="US" officeooo:rsid="0055482f"/>
    </style:style>
    <style:style style:name="T25" style:family="text">
      <style:text-properties fo:language="en" fo:country="US" officeooo:rsid="0055cdb6"/>
    </style:style>
    <style:style style:name="T26" style:family="text">
      <style:text-properties fo:language="en" fo:country="US" officeooo:rsid="0056d411"/>
    </style:style>
    <style:style style:name="T27" style:family="text">
      <style:text-properties fo:language="en" fo:country="US" officeooo:rsid="00584b38"/>
    </style:style>
    <style:style style:name="T28" style:family="text">
      <style:text-properties fo:language="en" fo:country="US" officeooo:rsid="00595a5d"/>
    </style:style>
    <style:style style:name="T29" style:family="text">
      <style:text-properties fo:language="en" fo:country="US" officeooo:rsid="005aa57d"/>
    </style:style>
    <style:style style:name="T30" style:family="text">
      <style:text-properties fo:language="en" fo:country="US" officeooo:rsid="005bcbbe"/>
    </style:style>
    <style:style style:name="T31" style:family="text">
      <style:text-properties fo:language="en" fo:country="US" officeooo:rsid="005c253b"/>
    </style:style>
    <style:style style:name="T32" style:family="text">
      <style:text-properties fo:language="en" fo:country="US" officeooo:rsid="005cd215"/>
    </style:style>
    <style:style style:name="T33" style:family="text">
      <style:text-properties fo:language="en" fo:country="US" officeooo:rsid="005cd6b9"/>
    </style:style>
    <style:style style:name="T34" style:family="text">
      <style:text-properties fo:language="en" fo:country="US" officeooo:rsid="005e28b0"/>
    </style:style>
    <style:style style:name="T35" style:family="text">
      <style:text-properties fo:language="en" fo:country="US" officeooo:rsid="005f2bf7"/>
    </style:style>
    <style:style style:name="T36" style:family="text">
      <style:text-properties fo:language="en" fo:country="US" officeooo:rsid="00610642"/>
    </style:style>
    <style:style style:name="T37" style:family="text">
      <style:text-properties fo:language="en" fo:country="US" officeooo:rsid="00627dd6"/>
    </style:style>
    <style:style style:name="T38" style:family="text">
      <style:text-properties fo:language="en" fo:country="US" officeooo:rsid="0066c00e"/>
    </style:style>
    <style:style style:name="T39" style:family="text">
      <style:text-properties fo:language="en" fo:country="US" officeooo:rsid="00689fce"/>
    </style:style>
    <style:style style:name="T40" style:family="text">
      <style:text-properties fo:language="en" fo:country="US" officeooo:rsid="0068c761"/>
    </style:style>
    <style:style style:name="T41" style:family="text">
      <style:text-properties fo:language="en" fo:country="US" officeooo:rsid="00699282"/>
    </style:style>
    <style:style style:name="T42" style:family="text">
      <style:text-properties fo:language="en" fo:country="US" officeooo:rsid="006a5bd3"/>
    </style:style>
    <style:style style:name="T43" style:family="text">
      <style:text-properties fo:language="en" fo:country="US" officeooo:rsid="006ae16a"/>
    </style:style>
    <style:style style:name="T44" style:family="text">
      <style:text-properties fo:language="en" fo:country="US" officeooo:rsid="006b4173"/>
    </style:style>
    <style:style style:name="T45" style:family="text">
      <style:text-properties fo:language="en" fo:country="US" officeooo:rsid="006ba687"/>
    </style:style>
    <style:style style:name="T46" style:family="text">
      <style:text-properties fo:language="en" fo:country="US" officeooo:rsid="006c2458"/>
    </style:style>
    <style:style style:name="T47" style:family="text">
      <style:text-properties fo:language="en" fo:country="US" officeooo:rsid="006c4b18"/>
    </style:style>
    <style:style style:name="T48" style:family="text">
      <style:text-properties fo:language="en" fo:country="US" officeooo:rsid="006d95db"/>
    </style:style>
    <style:style style:name="T49" style:family="text">
      <style:text-properties fo:language="en" fo:country="US" officeooo:rsid="00711b0c"/>
    </style:style>
    <style:style style:name="T50" style:family="text">
      <style:text-properties fo:language="en" fo:country="US" officeooo:rsid="00753bc8"/>
    </style:style>
    <style:style style:name="T51" style:family="text">
      <style:text-properties fo:language="en" fo:country="US" officeooo:rsid="00345666"/>
    </style:style>
    <style:style style:name="T52" style:family="text">
      <style:text-properties fo:language="en" fo:country="US" officeooo:rsid="0075e07b"/>
    </style:style>
    <style:style style:name="T53" style:family="text">
      <style:text-properties fo:language="en" fo:country="US" officeooo:rsid="0076378b"/>
    </style:style>
    <style:style style:name="T54" style:family="text">
      <style:text-properties fo:language="en" fo:country="US" officeooo:rsid="0057aa09"/>
    </style:style>
    <style:style style:name="T55" style:family="text">
      <style:text-properties fo:language="en" fo:country="US" officeooo:rsid="0077c5c0"/>
    </style:style>
    <style:style style:name="T56" style:family="text">
      <style:text-properties fo:language="en" fo:country="US" officeooo:rsid="0077ccc3"/>
    </style:style>
    <style:style style:name="T57" style:family="text">
      <style:text-properties fo:language="en" fo:country="US" officeooo:rsid="0079122b"/>
    </style:style>
    <style:style style:name="T58" style:family="text">
      <style:text-properties fo:language="en" fo:country="US" officeooo:rsid="007b1229"/>
    </style:style>
    <style:style style:name="T59" style:family="text">
      <style:text-properties fo:language="ru" fo:country="RU"/>
    </style:style>
    <style:style style:name="T60" style:family="text">
      <style:text-properties fo:language="ru" fo:country="RU" officeooo:rsid="002322d9"/>
    </style:style>
    <style:style style:name="T61" style:family="text">
      <style:text-properties fo:language="ru" fo:country="RU" officeooo:rsid="002a2d4c"/>
    </style:style>
    <style:style style:name="T62" style:family="text">
      <style:text-properties fo:language="ru" fo:country="RU" officeooo:rsid="002b9b61"/>
    </style:style>
    <style:style style:name="T63" style:family="text">
      <style:text-properties fo:language="ru" fo:country="RU" officeooo:rsid="002cd52a"/>
    </style:style>
    <style:style style:name="T64" style:family="text">
      <style:text-properties fo:language="ru" fo:country="RU" officeooo:rsid="0032acb1"/>
    </style:style>
    <style:style style:name="T65" style:family="text">
      <style:text-properties fo:language="ru" fo:country="RU" officeooo:rsid="00304422"/>
    </style:style>
    <style:style style:name="T66" style:family="text">
      <style:text-properties fo:language="ru" fo:country="RU" officeooo:rsid="0035314e"/>
    </style:style>
    <style:style style:name="T67" style:family="text">
      <style:text-properties fo:language="ru" fo:country="RU" officeooo:rsid="00345666"/>
    </style:style>
    <style:style style:name="T68" style:family="text">
      <style:text-properties fo:language="ru" fo:country="RU" officeooo:rsid="003535f0"/>
    </style:style>
    <style:style style:name="T69" style:family="text">
      <style:text-properties fo:language="ru" fo:country="RU" officeooo:rsid="003a0308"/>
    </style:style>
    <style:style style:name="T70" style:family="text">
      <style:text-properties fo:language="ru" fo:country="RU" officeooo:rsid="003bfa34"/>
    </style:style>
    <style:style style:name="T71" style:family="text">
      <style:text-properties fo:language="ru" fo:country="RU" officeooo:rsid="003e73ab"/>
    </style:style>
    <style:style style:name="T72" style:family="text">
      <style:text-properties fo:language="ru" fo:country="RU" officeooo:rsid="004103fb"/>
    </style:style>
    <style:style style:name="T73" style:family="text">
      <style:text-properties fo:language="ru" fo:country="RU" officeooo:rsid="00428a52"/>
    </style:style>
    <style:style style:name="T74" style:family="text">
      <style:text-properties fo:language="ru" fo:country="RU" officeooo:rsid="0046ac6a"/>
    </style:style>
    <style:style style:name="T75" style:family="text">
      <style:text-properties fo:language="ru" fo:country="RU" officeooo:rsid="00249e9f"/>
    </style:style>
    <style:style style:name="T76" style:family="text">
      <style:text-properties fo:language="ru" fo:country="RU" officeooo:rsid="003cc631"/>
    </style:style>
    <style:style style:name="T77" style:family="text">
      <style:text-properties fo:language="ru" fo:country="RU" officeooo:rsid="005f2bf7"/>
    </style:style>
    <style:style style:name="T78" style:family="text">
      <style:text-properties fo:language="ru" fo:country="RU" officeooo:rsid="006ba687"/>
    </style:style>
    <style:style style:name="T79" style:family="text">
      <style:text-properties fo:language="ru" fo:country="RU" officeooo:rsid="0071f84e"/>
    </style:style>
    <style:style style:name="T80" style:family="text">
      <style:text-properties officeooo:rsid="00264c01"/>
    </style:style>
    <style:style style:name="T81" style:family="text">
      <style:text-properties fo:font-size="10pt" fo:language="en" fo:country="US" fo:font-weight="normal" officeooo:rsid="0053a856" style:font-weight-asian="normal" style:font-weight-complex="normal"/>
    </style:style>
    <style:style style:name="T82" style:family="text">
      <style:text-properties officeooo:rsid="003bfa34"/>
    </style:style>
    <style:style style:name="T83" style:family="text">
      <style:text-properties fo:font-variant="normal" fo:text-transform="none" fo:color="#1a1c1e" style:font-name="Roboto" fo:font-size="11.25pt" fo:letter-spacing="normal" fo:language="en" fo:country="US" fo:font-style="normal" fo:font-weight="normal" officeooo:rsid="0047e5ef"/>
    </style:style>
    <style:style style:name="T84" style:family="text">
      <style:text-properties fo:font-variant="normal" fo:text-transform="none" fo:color="#1a1c1e" style:font-name="Liberation Serif" fo:font-size="12pt" fo:letter-spacing="normal" fo:language="en" fo:country="US" fo:font-style="normal" fo:font-weight="normal" officeooo:rsid="00492c3c"/>
    </style:style>
    <style:style style:name="T85" style:family="text">
      <style:text-properties officeooo:rsid="0047e5ef"/>
    </style:style>
    <style:style style:name="T86" style:family="text">
      <style:text-properties officeooo:rsid="004eb5e0"/>
    </style:style>
    <style:style style:name="T87" style:family="text">
      <style:text-properties officeooo:rsid="005170fc"/>
    </style:style>
    <style:style style:name="T88" style:family="text">
      <style:text-properties officeooo:rsid="005292bb"/>
    </style:style>
    <style:style style:name="T89" style:family="text">
      <style:text-properties officeooo:rsid="0053a856"/>
    </style:style>
    <style:style style:name="T90" style:family="text">
      <style:text-properties officeooo:rsid="005aa57d"/>
    </style:style>
    <style:style style:name="T91" style:family="text">
      <style:text-properties officeooo:rsid="005cd215"/>
    </style:style>
    <style:style style:name="T92" style:family="text">
      <style:text-properties officeooo:rsid="005e28b0"/>
    </style:style>
    <style:style style:name="T93" style:family="text">
      <style:text-properties officeooo:rsid="005f2bf7"/>
    </style:style>
    <style:style style:name="T94" style:family="text">
      <style:text-properties officeooo:rsid="00689fce"/>
    </style:style>
    <style:style style:name="T95" style:family="text">
      <style:text-properties officeooo:rsid="006b4173"/>
    </style:style>
    <style:style style:name="T96" style:family="text">
      <style:text-properties officeooo:rsid="0071f84e"/>
    </style:style>
    <style:style style:name="T97" style:family="text">
      <style:text-properties officeooo:rsid="003cc63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ddddd" draw:opacity="100%" draw:textarea-horizontal-align="center" draw:textarea-vertical-align="middle" draw:shadow-opacity="100%"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1<text:span text:style-name="T1">CI – </text:span><text:span text:style-name="T6">System of repository automation </text:span></text:p>
      <text:p text:style-name="P87">The main idea</text:p>
      <text:p text:style-name="P3"/>
      <text:p text:style-name="P5">When you develop configuration in a team, you often need to do some routine operations, such as for example:</text:p>
      <text:list xml:id="list6309345058487245682" text:style-name="L1">
        <text:list-item>
          <text:p text:style-name="P100"><text:span text:style-name="T6">Everyday dumping of configuration from a repository and sending the result to partners</text:span>;</text:p>
        </text:list-item>
        <text:list-item>
          <text:p text:style-name="P100"><text:span text:style-name="T6">Do many different test</text:span><text:span text:style-name="T13">s</text:span><text:span text:style-name="T6">, standard module check for example or some test</text:span><text:span text:style-name="T13">s</text:span><text:span text:style-name="T6"> that could be made by some special software;</text:span></text:p>
        </text:list-item>
        <text:list-item>
          <text:p text:style-name="P101"><text:span text:style-name="T6">Informing your partners <text:s/>and coworkers about found errors in the configuration by email or IM like</text:span><text:span text:style-name="T74"> </text:span><text:span text:style-name="T1">Skype </text:span><text:span text:style-name="T6">or</text:span><text:span text:style-name="T1"> Telegram</text:span><text:span text:style-name="T72">.</text:span></text:p>
        </text:list-item>
        <text:list-item>
          <text:p text:style-name="P102"><text:span text:style-name="T6">Load new version of the configuration into working database</text:span><text:span text:style-name="T74">.</text:span></text:p>
        </text:list-item>
      </text:list>
      <text:p text:style-name="P90"/>
      <text:p text:style-name="P23"><text:span text:style-name="T7">So this project </text:span><text:span text:style-name="T38">(configuration)</text:span><text:span text:style-name="T7"> is </text:span><text:span text:style-name="T8">intended f</text:span><text:span text:style-name="T7">or automa</text:span><text:span text:style-name="T8">t</text:span><text:span text:style-name="T7">ion such </text:span><text:span text:style-name="T8">things</text:span><text:span text:style-name="T9">. </text:span><text:span text:style-name="T8">The part of the name of the project is abbreviation </text:span><text:span text:style-name="T11">from </text:span><text:span text:style-name="T2">Continuous Integration, </text:span><text:span text:style-name="T11">which</text:span><text:span text:style-name="T8"> is </text:span><text:span text:style-name="T11">a </text:span><text:span text:style-name="T84">reference</text:span><text:span text:style-name="T8"> to the conception </text:span><text:span text:style-name="T38">that was inspirational idea for the project</text:span><text:span text:style-name="T60">.</text:span></text:p>
      <text:p text:style-name="P15"/>
      <text:p text:style-name="P86"><text:span text:style-name="T8">General description</text:span>.</text:p>
      <text:p text:style-name="P78">Configuration: independent, without necessity of integration;</text:p>
      <text:p text:style-name="P25"><text:span text:style-name="T8">Platform</text:span>: 8.3;</text:p>
      <text:p text:style-name="P25"><text:span text:style-name="T8">Interface</text:span>: <text:span text:style-name="T8">Taxi</text:span>;</text:p>
      <text:p text:style-name="P26"><text:span text:style-name="T21">Subsystems Library (SSL)</text:span>: 2.2.4.4 (<text:span text:style-name="T8">English version</text:span>);</text:p>
      <text:p text:style-name="P25"><text:span text:style-name="T8">Script language</text:span>: <text:span text:style-name="T8">english</text:span>;</text:p>
      <text:p text:style-name="P25"><text:span text:style-name="T8">Mode</text:span>: <text:span text:style-name="T85">Asynchronous.</text:span></text:p>
      <text:p text:style-name="P76"><text:span text:style-name="T8">The main functionality of the configuration is </text:span><text:span text:style-name="T83">based</text:span><text:span text:style-name="T8"> on “</text:span><text:span text:style-name="T10">Repositories </text:span><text:span text:style-name="T8">catalog”.</text:span><text:span text:style-name="T75"> </text:span><text:span text:style-name="T8">Each element of the catalog corresponds to a particular developing repository</text:span><text:span text:style-name="T75">. </text:span><text:span text:style-name="T8">For each element of the catalog </text:span><text:span text:style-name="T13">de</text:span><text:span text:style-name="T38">f</text:span><text:span text:style-name="T13">ined</text:span><text:span text:style-name="T12"> list of users that have a permission of working with the repository</text:span><text:span text:style-name="T75">. <text:s/></text:span></text:p>
      <text:p text:style-name="P6"><text:span text:style-name="T12">The list of task</text:span><text:span text:style-name="T13">s</text:span><text:span text:style-name="T12"> that should be automated is </text:span><text:span text:style-name="T13">defined</text:span><text:span text:style-name="T12"> in </text:span><text:span text:style-name="T38">the </text:span><text:span text:style-name="T12">catalog</text:span> “<text:span text:style-name="T1">Tasks</text:span>”, <text:span text:style-name="T14">its owner is the catalog</text:span> “<text:span text:style-name="T1">Repositories</text:span>”. <text:span text:style-name="T14">Tasks could be run by several different ways:</text:span></text:p>
      <text:list xml:id="list8176934143788594702" text:style-name="L2">
        <text:list-item>
          <text:p text:style-name="P96"><text:span text:style-name="T14">manually, from 1C:Enterprise client</text:span>;</text:p>
        </text:list-item>
        <text:list-item>
          <text:p text:style-name="P97">on the schedule;</text:p>
        </text:list-item>
        <text:list-item>
          <text:p text:style-name="P99">from command line;</text:p>
        </text:list-item>
        <text:list-item>
          <text:p text:style-name="P98"><text:span text:style-name="T14">b</text:span><text:span text:style-name="T1">y http </text:span><text:span text:style-name="T56">request</text:span></text:p>
        </text:list-item>
      </text:list>
      <text:p text:style-name="P1"/>
      <text:p text:style-name="P2"><text:span text:style-name="T14">Each task has </text:span><text:span text:style-name="T15">the</text:span><text:span text:style-name="T14"> list of actions that should be </text:span><text:span text:style-name="T38">executed</text:span><text:span text:style-name="T14">.</text:span> <text:span text:style-name="T14">Actions are running one after </text:span><text:span text:style-name="T38">one</text:span><text:span text:style-name="T14"> according to serial number of action </text:span><text:span text:style-name="T15">in the list</text:span><text:span text:style-name="T14">. </text:span></text:p>
      <text:p text:style-name="P4"><text:span text:style-name="T14">E</text:span><text:span text:style-name="T1">ach action is an element of the catalog “Actions”. </text:span><text:span text:style-name="T16">An action is connected to a data processor which could be internal or external, from </text:span><text:span text:style-name="T80">AdditionalReportsAndDataProcessors </text:span><text:span text:style-name="T16">SSL subsystem catalog. Data processors provide an algorithm that should be executed while task running.</text:span></text:p>
      <text:p text:style-name="P7"/>
      <text:p text:style-name="P7"><text:soft-page-break/></text:p>
      <text:p text:style-name="P7"><draw:frame draw:style-name="fr1" draw:name="Изображение1" text:anchor-type="paragraph" svg:width="11.245cm" svg:height="8.44cm" draw:z-index="0"><draw:image xlink:href="Pictures/10000201000001A90000013F5FCEF98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8"/>
      <text:p text:style-name="P21"/>
      <text:p text:style-name="P21"/>
      <text:p text:style-name="P21"/>
      <text:p text:style-name="P21"/>
      <text:p text:style-name="P21"/>
      <text:p text:style-name="P21"/>
      <text:p text:style-name="P21"/>
      <text:p text:style-name="P9"><text:span text:style-name="T39">During</text:span><text:span text:style-name="T16"> task running process, there is a list of common parameters in a memory which </text:span><text:span text:style-name="T19">is</text:span><text:span text:style-name="T16"> available for data processors and shared between them. </text:span><text:span text:style-name="T17">The list exists only while a task is running. One of the most important parameters is </text:span><text:span text:style-name="T18">a</text:span><text:span text:style-name="T17"> path to a dump of a configuration. </text:span><text:s/><text:span text:style-name="T17">The path </text:span><text:span text:style-name="T18">parameter</text:span><text:span text:style-name="T17"> </text:span><text:span text:style-name="T18">is being created before making a dump and</text:span><text:span text:style-name="T17"> </text:span><text:span text:style-name="T19">it guaranties that all data processor would work with the same path.</text:span> <text:span text:style-name="T19">So, </text:span><text:span text:style-name="T39">for example, </text:span><text:span text:style-name="T19">i</text:span><text:span text:style-name="T20">f</text:span><text:span text:style-name="T19"> a task has two actions: one for making a dump and another for making a test, </text:span><text:span text:style-name="T20">y</text:span><text:span text:style-name="T19">ou need to place the dumping </text:span><text:span text:style-name="T20">action</text:span><text:span text:style-name="T19"> at a first position in an action list </text:span><text:span text:style-name="T20">so, for another one there will be available the dump at known path</text:span><text:span text:style-name="T19">.</text:span></text:p>
      <text:p text:style-name="P10"/>
      <text:p text:style-name="P16">An information about running actions and results of their work is <text:span text:style-name="T86">being </text:span>written in the database by <text:s/><text:span text:style-name="T94">the</text:span> log<text:span text:style-name="T94">ging</text:span> subsystem. </text:p>
      <text:p text:style-name="P16">Each <text:span text:style-name="T94">ac</text:span>tion is <text:span text:style-name="T86">being </text:span>written in independent way from the others, so if the whole process was crashed it is still possible to see on which step the crash was occurred.</text:p>
      <text:p text:style-name="P11"/>
      <text:p text:style-name="P17"><text:span text:style-name="T87">T</text:span>here is a mechanism of notification <text:span text:style-name="T87">about task execution results i</text:span>n the configuration<text:span text:style-name="T87">.</text:span> </text:p>
      <text:p text:style-name="P19">The report about successful done or failed task could be sent through email ot IM to a list of recipients. <text:s/>And it is possible to set two different list of recipients, the one for successfully executed task and the other one about failures. Because sometime it is unnecessary to inform everyone about successful results.</text:p>
      <text:p text:style-name="P11"/>
      <text:p text:style-name="P18">For each action data processor, <text:span text:style-name="T94">it</text:span> could be defined some individual parameters, which <text:span text:style-name="T94">will</text:span> be saved in the “ActionParams” attribute of <text:span text:style-name="T88">the </text:span>“<text:span text:style-name="T88">Actions” table of the “Task” catalog.</text:span></text:p>
      <text:p text:style-name="P13"><text:span text:style-name="T21">The action parameters </text:span><text:span text:style-name="T39">editing</text:span><text:span text:style-name="T21"> interface should be provided by a data processor itself.</text:span></text:p>
      <text:p text:style-name="P22"/>
      <text:p text:style-name="P12"><text:span text:style-name="T22">E</text:span><text:span text:style-name="T21">mail </text:span><text:span text:style-name="T22">s</text:span><text:span text:style-name="T21">ending mechanism is provided by </text:span>“EmailAccounts” <text:span text:style-name="T21">subsystem of SSL</text:span>.</text:p>
      <text:p text:style-name="P11"/>
      <text:p text:style-name="P20">Testing as all others actions could be provided by various additional special data processors connected to the catalog “Actions”. In the configuration there are <text:span text:style-name="T89">several internal testing data processors</text:span><text:span text:style-name="T61">:</text:span></text:p>
      <text:p text:style-name="P24"><text:span text:style-name="T61">- </text:span><text:span text:style-name="T23">data processor for standard module checking (</text:span><text:span text:style-name="Strong_20_Emphasis"><text:span text:style-name="T81">CheckModules <text:s/></text:span></text:span><text:span text:style-name="T23">command line option )</text:span><text:span text:style-name="T61">. </text:span></text:p>
      <text:p text:style-name="P24"><text:span text:style-name="T62">- </text:span><text:span text:style-name="T23">data processor for reposting the list of documents (it is possible to catch some errors </text:span><text:span text:style-name="T39">during</text:span><text:span text:style-name="T23"> reposting a document)</text:span><text:span text:style-name="T63">;</text:span></text:p>
      <text:p text:style-name="P14">- <text:s/><text:span text:style-name="T23">data processor for making list of report</text:span><text:span text:style-name="T39">s</text:span><text:span text:style-name="T23">.</text:span></text:p>
      <text:p text:style-name="P14"/>
      <text:p text:style-name="P85"><text:soft-page-break/><text:span text:style-name="T23">Metadata objects of the configuration </text:span><text:span text:style-name="T66">(</text:span><text:span text:style-name="T23">what is already done</text:span><text:span text:style-name="T66">)</text:span></text:p>
      <text:p text:style-name="P57"/>
      <text:h text:style-name="Heading_20_1" text:outline-level="1"><text:span text:style-name="T23">Catalog</text:span><text:span text:style-name="T59"> “</text:span><text:span text:style-name="T1">Repositories</text:span><text:span text:style-name="T59">”</text:span></text:h>
      <text:p text:style-name="P58"><text:span text:style-name="T23">Attributes</text:span>:</text:p>
      <text:p text:style-name="P37"><text:span text:style-name="T59">Path </text:span><text:span text:style-name="T1">&lt;</text:span><text:span text:style-name="T23">String</text:span><text:span text:style-name="T1">&gt;</text:span><text:span text:style-name="T59">— </text:span><text:span text:style-name="T25">the </text:span><text:span text:style-name="T23">path to </text:span><text:span text:style-name="T27">the</text:span><text:span text:style-name="T23"> repository </text:span><text:span text:style-name="T59">;</text:span></text:p>
      <text:p text:style-name="P38"><text:span text:style-name="T59">WorkingDir </text:span><text:span text:style-name="T1">&lt;</text:span><text:span text:style-name="T23">String</text:span><text:span text:style-name="T1">&gt; - </text:span><text:span text:style-name="T25">the </text:span><text:span text:style-name="T23">path to </text:span><text:span text:style-name="T40">the</text:span><text:span text:style-name="T23"> directory where </text:span><text:span text:style-name="T24">could be stored some files needed for working</text:span><text:span text:style-name="T59">, </text:span><text:span text:style-name="T24">for example there will be placed the database, </text:span><text:span text:style-name="T25">bound</text:span><text:span text:style-name="T24"> to a repository.</text:span><text:span text:style-name="T59"> </text:span><text:span text:style-name="T24">If it is </text:span><text:span text:style-name="T25">not</text:span><text:span text:style-name="T24"> defined, </text:span><text:span text:style-name="T40">it </text:span><text:span text:style-name="T25">would be used user's temporary directory</text:span><text:span text:style-name="T59">.</text:span></text:p>
      <text:p text:style-name="P37"><text:span text:style-name="T59">PlatformPath </text:span><text:span text:style-name="T1">&lt;</text:span><text:span text:style-name="T25">String</text:span><text:span text:style-name="T1">&gt; - </text:span><text:span text:style-name="T25">the path to the platform executable file. If it is not defined, </text:span><text:span text:style-name="T40">it </text:span><text:span text:style-name="T25">would be used the path given by </text:span><text:span text:style-name="T1">BinDir</text:span><text:span text:style-name="T59">() </text:span><text:span text:style-name="T25">function.</text:span></text:p>
      <text:p text:style-name="P79"><text:span text:style-name="T3">DBDir</text:span><text:span text:style-name="T59"> </text:span><text:span text:style-name="T1">&lt;</text:span><text:span text:style-name="T25">String</text:span><text:span text:style-name="T1">&gt; - </text:span><text:span text:style-name="T25">the path to a database which it bound to </text:span><text:span text:style-name="T27">the</text:span><text:span text:style-name="T25"> </text:span><text:span text:style-name="T28">repository.</text:span><text:span text:style-name="T25"> </text:span><text:span text:style-name="T65"><text:s/></text:span><text:span text:style-name="T24">If it is </text:span><text:span text:style-name="T25">not </text:span><text:span text:style-name="T24">defined, </text:span><text:span text:style-name="T40">it </text:span><text:span text:style-name="T25">would be used </text:span><text:span text:style-name="T26">the path</text:span><text:span text:style-name="T64"> “</text:span><text:span text:style-name="T65">WorkingDir</text:span><text:span text:style-name="T64">\</text:span><text:span text:style-name="T3">DB\</text:span><text:span text:style-name="T65">”.</text:span></text:p>
      <text:p text:style-name="P41"><text:span text:style-name="T65">ConfBackupDir </text:span><text:span text:style-name="T1">&lt;</text:span><text:span text:style-name="T26">String</text:span><text:span text:style-name="T1">&gt; - </text:span><text:span text:style-name="T27">the path where should be stored dumps from the repository</text:span><text:span text:style-name="T1">. </text:span><text:span text:style-name="T41">If it is not defined, it would be used the path </text:span><text:span text:style-name="T59">“</text:span><text:span text:style-name="T65">WorkingDir</text:span><text:span text:style-name="T59">\</text:span><text:span text:style-name="T1">Backup</text:span><text:span text:style-name="T65">”</text:span><text:span text:style-name="T1">.</text:span></text:p>
      <text:p text:style-name="P32"><text:span text:style-name="T1">ScheduledJobUser &lt;</text:span><text:span text:style-name="T96">CatalogRef</text:span><text:span text:style-name="T59">.</text:span><text:span text:style-name="T1">Users&gt; - </text:span><text:span text:style-name="T96">The user from the whom name will execute scheduled task</text:span><text:span text:style-name="T79">.</text:span></text:p>
      <text:h text:style-name="Heading_20_1" text:outline-level="1"><text:span text:style-name="T28">Catalog</text:span> “Actions”</text:h>
      <text:p text:style-name="P42"><text:span text:style-name="T28">Attributes</text:span>:</text:p>
      <text:p text:style-name="P39"><text:span text:style-name="T59">IsInternal </text:span><text:span text:style-name="T1">&lt;</text:span><text:span text:style-name="T28">Boolean</text:span><text:span text:style-name="T1">&gt; - </text:span><text:span text:style-name="T28">determines whether the data processor is internal or not.</text:span></text:p>
      <text:p text:style-name="P43"><text:span text:style-name="T59">InternalDataProcessor </text:span><text:span text:style-name="T1">&lt;</text:span><text:span text:style-name="T28">String</text:span><text:span text:style-name="T1">&gt; - </text:span><text:span text:style-name="T28">the name of internal data processor</text:span><text:span text:style-name="T59">.</text:span></text:p>
      <text:p text:style-name="P44"><text:span text:style-name="T59">DataProcessor </text:span><text:span text:style-name="T1">&lt;</text:span><text:span text:style-name="T28">CatalogRef</text:span><text:span text:style-name="T59">.AdditionalReportsAndDataProcessors</text:span><text:span text:style-name="T1">&gt; - </text:span><text:span text:style-name="T29">the reference to </text:span><text:span text:style-name="T42">the</text:span><text:span text:style-name="T29"> element of “</text:span><text:span text:style-name="T59">AdditionalReportsAndDataProcessors”</text:span><text:span text:style-name="T29"> catalog</text:span><text:span text:style-name="T59">. </text:span><text:span text:style-name="T29">It should be set i</text:span><text:span text:style-name="T42">f</text:span><text:span text:style-name="T29"> the data processor is external.</text:span></text:p>
      <text:h text:style-name="P93" text:outline-level="1"><text:span text:style-name="T29">Catalog</text:span> “<text:span text:style-name="T4">Tasks</text:span>”</text:h>
      <text:p text:style-name="P33">Attributes:</text:p>
      <text:p text:style-name="P33">ScheduledJobGUID &lt;UUID&gt; - the ID of the scheduled job.</text:p>
      <text:p text:style-name="P33">RunBySchedule&lt;Boolean&gt; - determine if the task should be run by scheduled job.</text:p>
      <text:p text:style-name="P45"><text:span text:style-name="T90">Tabular sections</text:span>:</text:p>
      <text:p text:style-name="P59">Actions, <text:span text:style-name="T29">attributes</text:span>:</text:p>
      <text:p text:style-name="P40"><text:span text:style-name="T66">Action</text:span><text:span text:style-name="T59"> </text:span><text:span text:style-name="T1">&lt;</text:span><text:span text:style-name="T29">CatalogRef</text:span><text:span text:style-name="T66">.Actions</text:span><text:span text:style-name="T1">&gt;</text:span><text:span text:style-name="T67">.</text:span></text:p>
      <text:p text:style-name="P77"><text:span text:style-name="T66">ActionParams</text:span><text:span text:style-name="T67"> </text:span><text:span text:style-name="T51">&lt;</text:span><text:span text:style-name="T50">String</text:span><text:span text:style-name="T51">&gt; - </text:span><text:span text:style-name="T29">the </text:span><text:span text:style-name="T50">string</text:span><text:span text:style-name="T29"> </text:span><text:span text:style-name="T50">of</text:span><text:span text:style-name="T29"> individual action parameters of the data processor (in case there are some </text:span><text:span text:style-name="T42">in a data processor</text:span><text:span text:style-name="T29">)</text:span><text:span text:style-name="T66">. </text:span><text:span text:style-name="T50">The string is generated by function ValueToStringInternal</text:span></text:p>
      <text:p text:style-name="P34"><text:soft-page-break/><text:s/>from structure of parameters.</text:p>
      <text:p text:style-name="P34">UUID &lt;UUID&gt; - action parameters identifier.</text:p>
      <text:p text:style-name="P82"><text:span text:style-name="T66">FailureReportRecipients, </text:span><text:span text:style-name="T29">attributes</text:span><text:span text:style-name="T59">:</text:span></text:p>
      <text:p text:style-name="P82"><text:span text:style-name="T59">Email </text:span><text:span text:style-name="T1">&lt;</text:span><text:span text:style-name="T47">String</text:span><text:span text:style-name="T1">&gt;</text:span><text:span text:style-name="T59">.</text:span></text:p>
      <text:p text:style-name="P82"><text:span text:style-name="T59">SuccessReportRecipients</text:span><text:span text:style-name="T66">, </text:span><text:span text:style-name="T29">attributes</text:span><text:span text:style-name="T59">:</text:span></text:p>
      <text:p text:style-name="P82"><text:span text:style-name="T59">Email </text:span><text:span text:style-name="T1">&lt;</text:span><text:span text:style-name="T47">String</text:span><text:span text:style-name="T1">&gt;</text:span><text:span text:style-name="T59">.</text:span></text:p>
      <text:h text:style-name="Heading_20_1" text:outline-level="1"><text:span text:style-name="T29">Document</text:span><text:span text:style-name="T59"> “TaskRunningEvent”</text:span></text:h>
      <text:p text:style-name="P60"><text:span text:style-name="T30">The document is intended to log task events</text:span>. <text:span text:style-name="T30">Each particular document represents one task execution</text:span>.</text:p>
      <text:p text:style-name="P61"><text:span text:style-name="T30">Attribute</text:span>:</text:p>
      <text:p text:style-name="P46"><text:span text:style-name="T59">State </text:span><text:span text:style-name="T1">&lt;</text:span><text:span text:style-name="T30">Enum</text:span><text:span text:style-name="T59">.TaskState</text:span><text:span text:style-name="T1">&gt;</text:span><text:span text:style-name="T59">- </text:span><text:span text:style-name="T42">t</text:span><text:span text:style-name="T30">he state of task execution</text:span><text:span text:style-name="T59">. </text:span></text:p>
      <text:p text:style-name="P46"><text:span text:style-name="T59">Task </text:span><text:span text:style-name="T1">&lt;</text:span><text:span text:style-name="T30">CatalogRef</text:span><text:span text:style-name="T59">.Tasks</text:span><text:span text:style-name="T1">&gt; - </text:span><text:span text:style-name="T30">the reference to executing task</text:span><text:span text:style-name="T59">.</text:span></text:p>
      <text:p text:style-name="P83"><text:span text:style-name="T59">Repository </text:span><text:span text:style-name="T1">&lt;</text:span><text:span text:style-name="T48">CatalogRef</text:span><text:span text:style-name="T59">.Repositor</text:span><text:span text:style-name="T1">ies&gt; - </text:span><text:span text:style-name="T47">the reference to</text:span><text:span text:style-name="T59"> </text:span><text:span text:style-name="T47">the catalog</text:span><text:span text:style-name="T59"> </text:span><text:span text:style-name="T47">“</text:span><text:span text:style-name="T59">Repositor</text:span><text:span text:style-name="T1">ies</text:span><text:span text:style-name="T47">”</text:span><text:span text:style-name="T59">. </text:span><text:span text:style-name="T47">This attribute is for optimization</text:span><text:span text:style-name="T59"> </text:span><text:span text:style-name="T47">record level (RLS) access restriction to “Repositories” catalog related data</text:span><text:span text:style-name="T59">.</text:span></text:p>
      <text:p text:style-name="P80"><text:span text:style-name="T1">The document doesn’t </text:span><text:span text:style-name="T43">support</text:span><text:span text:style-name="T1"> posting. At a beginning of task execution, system creates and writes the document with the state “Started”. </text:span><text:span text:style-name="T43">During</text:span><text:span text:style-name="T1"> task execution process, log</text:span><text:span text:style-name="T43">ging</text:span><text:span text:style-name="T1"> information could be stored in </text:span><text:span text:style-name="T43">the </text:span><text:span text:style-name="T1">information register</text:span><text:span text:style-name="T68"> “ActionEventsLog” (</text:span><text:span text:style-name="T1">would be described further</text:span><text:span text:style-name="T68">) </text:span><text:span text:style-name="T1">where one of the dimension is </text:span><text:span text:style-name="T43">a </text:span><text:span text:style-name="T1">reference to</text:span><text:span text:style-name="T68"> TaskRunningEvent </text:span><text:span text:style-name="T1">document</text:span><text:span text:style-name="T68">, </text:span><text:span text:style-name="T1">but the register and the document are not connected by posting mechanism</text:span><text:span text:style-name="T68">.</text:span></text:p>
      <text:p text:style-name="P47"><text:span text:style-name="T30">If all actions were executed, the value of the attribute “State” <text:s/></text:span><text:span text:style-name="T43">will </text:span><text:span text:style-name="T30"><text:s/>be set as</text:span><text:span text:style-name="T59"> “</text:span><text:span text:style-name="T1">Success</text:span><text:span text:style-name="T59">” </text:span><text:span text:style-name="T30">or</text:span><text:span text:style-name="T59"> “</text:span><text:span text:style-name="T1">Error</text:span><text:span text:style-name="T59">” </text:span><text:span text:style-name="T30">it depends </text:span><text:span text:style-name="T43">on </text:span><text:span text:style-name="T30">whether it was successful execution or not</text:span><text:span text:style-name="T73">.</text:span></text:p>
      <text:h text:style-name="P94" text:outline-level="1"><text:span text:style-name="T30">Information register</text:span> “ActionEventsLog”</text:h>
      <text:p text:style-name="P53"><text:span text:style-name="T30">The </text:span><text:span text:style-name="T31">register</text:span><text:span text:style-name="T30"> is intended to log </text:span><text:span text:style-name="T31">action</text:span><text:span text:style-name="T30"> events</text:span><text:span text:style-name="T68">. </text:span><text:span text:style-name="T31">One action </text:span><text:span text:style-name="T44">during</text:span><text:span text:style-name="T31"> running can write several events</text:span>.</text:p>
      <text:p text:style-name="P62"><text:span text:style-name="T31">Periodicity</text:span>: <text:span text:style-name="T31">No</text:span>.</text:p>
      <text:p text:style-name="P62"><text:span text:style-name="T31">Write mode</text:span>: <text:span text:style-name="T31">Independent</text:span>.</text:p>
      <text:p text:style-name="P62"><text:span text:style-name="T31">Dimensions</text:span>:</text:p>
      <text:p text:style-name="P48"><text:span text:style-name="T59">TaskRunningEvent </text:span><text:span text:style-name="T1">&lt;</text:span><text:span text:style-name="T31">DocumentRef</text:span><text:span text:style-name="T59">.TaskRunningEvent</text:span><text:span text:style-name="T1">&gt;.</text:span></text:p>
      <text:p text:style-name="P48"><text:span text:style-name="T1">LineNum &lt;</text:span><text:span text:style-name="T31">Number</text:span><text:span text:style-name="T59"> 9,0</text:span><text:span text:style-name="T1">&gt; - </text:span><text:span text:style-name="T31">the serial number of the event</text:span><text:span text:style-name="T59">, </text:span><text:span text:style-name="T31">the numeration is </text:span><text:span text:style-name="T32">implementing through one task</text:span><text:span text:style-name="T59">.</text:span></text:p>
      <text:p text:style-name="P65"><text:span text:style-name="T91">Resources</text:span>:</text:p>
      <text:p text:style-name="P50"><text:span text:style-name="T59">Action </text:span><text:span text:style-name="T1">&lt;</text:span><text:span text:style-name="T33">CatalogRef</text:span><text:span text:style-name="T59">.</text:span><text:span text:style-name="T1">Actions&gt; - </text:span><text:span text:style-name="T44">t</text:span><text:span text:style-name="T33">he source of event</text:span><text:span text:style-name="T59">.</text:span></text:p>
      <text:p text:style-name="P50"><text:span text:style-name="T59">State </text:span><text:span text:style-name="T1">&lt;</text:span><text:span text:style-name="T33">EnumRef</text:span><text:span text:style-name="T59">.ActionEventTypes</text:span><text:span text:style-name="T1">&gt; - <text:s/></text:span><text:span text:style-name="T44">t</text:span><text:span text:style-name="T33">he type of the event</text:span><text:span text:style-name="T59"> (Start,</text:span><text:span text:style-name="T1">Error,DetailedInfo,Success</text:span><text:span text:style-name="T59">);</text:span></text:p>
      <text:p text:style-name="P50"><text:soft-page-break/><text:span text:style-name="T59">Description </text:span><text:span text:style-name="T1">&lt;</text:span><text:span text:style-name="T33">String</text:span><text:span text:style-name="T1">&gt; - <text:s/></text:span><text:span text:style-name="T33">text description of the event</text:span><text:span text:style-name="T59">.</text:span></text:p>
      <text:p text:style-name="P27">Date &lt;DateTime&gt; - <text:span text:style-name="T95">event's date and time</text:span><text:span text:style-name="T59">.</text:span></text:p>
      <text:p text:style-name="P28"><text:span text:style-name="T92">The register is not periodic because the record will be selected more often by reference to the </text:span><text:span text:style-name="T69">TaskRunningEvent </text:span><text:span text:style-name="T92">document. So, the reference should be at the first position.</text:span></text:p>
      <text:h text:style-name="P95" text:outline-level="1"><text:span text:style-name="T30">Information register</text:span> “<text:span text:style-name="T82">RepUsers</text:span>”</text:h>
      <text:p text:style-name="P52"><text:span text:style-name="T34">The register is intended to store repository users. For </text:span><text:span text:style-name="T44">the</text:span><text:span text:style-name="T34"> repository should be defined at least one user.</text:span></text:p>
      <text:p text:style-name="P64"><text:span text:style-name="T31">Periodicity</text:span>: Нет.</text:p>
      <text:p text:style-name="P64"><text:span text:style-name="T31">Write mode</text:span>: <text:span text:style-name="T31">Independent</text:span>.</text:p>
      <text:p text:style-name="P63"><text:span text:style-name="T34">Dimensions</text:span>:</text:p>
      <text:p text:style-name="P49"><text:span text:style-name="T70">User</text:span><text:span text:style-name="T59"> </text:span><text:span text:style-name="T1">&lt;</text:span><text:span text:style-name="T34">CatalogRef</text:span><text:span text:style-name="T59">.</text:span><text:span text:style-name="T70">Users</text:span><text:span text:style-name="T1">&gt; - </text:span><text:span text:style-name="T34">the reference to the “</text:span><text:span text:style-name="T70">Users” </text:span><text:span text:style-name="T34">catalog from </text:span><text:span text:style-name="T70">Users </text:span><text:span text:style-name="T34">subsystem of SSL.</text:span></text:p>
      <text:p text:style-name="P49"><text:span text:style-name="T5">Repository</text:span><text:span text:style-name="T1"> &lt;</text:span><text:span text:style-name="T35">CatalogRef</text:span><text:span text:style-name="T70">.</text:span><text:span text:style-name="T5">Repositories</text:span><text:span text:style-name="T1">&gt; - </text:span><text:span text:style-name="T35">the repository</text:span><text:span text:style-name="T70">.</text:span></text:p>
      <text:p text:style-name="P66"><text:span text:style-name="T93">Resources</text:span>:</text:p>
      <text:p text:style-name="P51"><text:span text:style-name="T70">RepUserName</text:span><text:span text:style-name="T59"> </text:span><text:span text:style-name="T1">&lt;</text:span><text:span text:style-name="T35">String</text:span><text:span text:style-name="T1">&gt; - </text:span><text:span text:style-name="T45">t</text:span><text:span text:style-name="T35">he name of repository user.</text:span></text:p>
      <text:p text:style-name="P51"><text:span text:style-name="T70">RepPassword</text:span><text:span text:style-name="T59"> </text:span><text:span text:style-name="T1">&lt;</text:span><text:span text:style-name="T35">String</text:span><text:span text:style-name="T1">&gt; - </text:span><text:span text:style-name="T35">the repository password</text:span><text:span text:style-name="T77">.</text:span></text:p>
      <text:h text:style-name="Heading_20_1" text:outline-level="1"><text:span text:style-name="T36">Data processor</text:span> “StartPage”</text:h>
      <text:p text:style-name="P29">The data processor is the desktop for the repository subsystem, it is intended to provide handy access to repository tasks.</text:p>
      <text:p text:style-name="P67"/>
      <text:p text:style-name="P88">Action data processors</text:p>
      <text:p text:style-name="P68"/>
      <text:p text:style-name="P54"><text:span text:style-name="T36">If a data processor is intended to be connected to “Actions” catalog, it should provide several export functions</text:span><text:span text:style-name="T59">:</text:span></text:p>
      <text:p text:style-name="P55"><text:span text:style-name="T59">Run(LogLineNumber, CommonParams, Action, ActionParams, ShowMessages)</text:span><text:span text:style-name="T71">, </text:span><text:span text:style-name="T36">where</text:span></text:p>
      <text:p text:style-name="P70">LogLineNumber - serial number of event.</text:p>
      <text:p text:style-name="P70">CommonParams - structore with common params that exist while task running.</text:p>
      <text:p text:style-name="P70"><text:s/>Action - reference to the Action catalog element.</text:p>
      <text:p text:style-name="P70">ActionParams - params that was set for the action only.</text:p>
      <text:p text:style-name="P81"><text:span text:style-name="T71">ShowMessages (bool) - determine</text:span><text:span text:style-name="T45">s</text:span><text:span text:style-name="T71"> if it </text:span><text:span text:style-name="T45">is</text:span><text:span text:style-name="T71"> needed to show interactive messages .</text:span></text:p>
      <text:p text:style-name="P70"/>
      <text:p text:style-name="P56"><text:soft-page-break/><text:span text:style-name="T71">IsRepositoryDataProcessor</text:span><text:span text:style-name="T59">() - </text:span><text:span text:style-name="T36">returns True</text:span><text:span text:style-name="T59"> </text:span><text:span text:style-name="T36">if it is repository data processor</text:span><text:span text:style-name="T59">.</text:span></text:p>
      <text:p text:style-name="P69">IsParamsForm() -<text:span text:style-name="T36">returns</text:span> <text:span text:style-name="T36">True if there available an action parameters form in the data processor.</text:span></text:p>
      <text:p text:style-name="P29">At that moment, in the configuration available two internal data processors:</text:p>
      <text:p text:style-name="P72"/>
      <text:p text:style-name="P72">DumpConfFromRepository — <text:span text:style-name="T36">making dump from repository.</text:span></text:p>
      <text:p text:style-name="P72"/>
      <text:p text:style-name="P84"><text:span text:style-name="T59">SendEmail - <text:s/></text:span><text:span text:style-name="T78">s</text:span><text:span text:style-name="T45">ending</text:span><text:span text:style-name="T36"> email message to </text:span><text:span text:style-name="T45">the </text:span><text:span text:style-name="T36">list of predefined recipients. </text:span><text:span text:style-name="T59"><text:s/></text:span><text:span text:style-name="T36">The list of recipients and message template could be defined in a parameters form provided by the data processor itself.</text:span><text:span text:style-name="T59"> </text:span><text:span text:style-name="T37">In the text message template it is possible to set some parameters in square brackets, they will be replaced by corresponded values from “CommonParams” structure. For example, the parameter </text:span><text:span text:style-name="T1">[DumpConfFileFullPath] </text:span><text:span text:style-name="T37">will be replaced by the path to repository dump file. The mechanism of message templates is still under developing.</text:span></text:p>
      <text:p text:style-name="P73">UpdateDB — <text:span text:style-name="T1">updat</text:span><text:span text:style-name="T49">ing</text:span><text:span text:style-name="T1"> the database in DBDir directory from repository.</text:span></text:p>
      <text:p text:style-name="P73"><text:span text:style-name="T1">CheckModules – </text:span><text:span text:style-name="T49">Checking modules of the dump by standard platform command.</text:span></text:p>
      <text:p text:style-name="P30"/>
      <text:p text:style-name="P92"><text:span text:style-name="T46">Role</text:span> «<text:span text:style-name="T1">RepositoryUser»</text:span></text:p>
      <text:p text:style-name="P31">Provide access to objects of “Repositories” subsystem. The role has RLS based mechanism to implement restrictions to “Repositories” catalog and to other connected tables.</text:p>
      <text:p text:style-name="P85"/>
      <text:p text:style-name="P85">Adopted subsystems from SSL</text:p>
      <text:p text:style-name="P71"/>
      <text:list xml:id="list412780603489358377" text:style-name="L3">
        <text:list-item>
          <text:p text:style-name="P103">AdditionalReportsAndDataProcessors</text:p>
        </text:list-item>
        <text:list-item>
          <text:p text:style-name="P103">BaseFunctionality</text:p>
        </text:list-item>
        <text:list-item>
          <text:p text:style-name="P103">EmailOperations</text:p>
        </text:list-item>
        <text:list-item>
          <text:p text:style-name="P103">Users</text:p>
        </text:list-item>
        <text:list-item>
          <text:p text:style-name="P104">InfobaseVersionUpdate</text:p>
          <text:p text:style-name="P105"/>
        </text:list-item>
      </text:list>
      <text:p text:style-name="P85"><text:span text:style-name="T52">Run task</text:span><text:span text:style-name="T53">s</text:span><text:span text:style-name="T52"> from command line</text:span><text:span text:style-name="T76"><text:tab/><text:tab/><text:tab/> <text:s text:c="4"/></text:span></text:p>
      <text:p text:style-name="P35">In the common module “RepTasks” there is an export function RunTaskByCode(RepositoryCatalogCode, TaskCatalogCode),</text:p>
      <text:p text:style-name="P35">where </text:p>
      <text:p text:style-name="P35"><text:tab/>RepositoryCatalogCode – code of a repository in numeric format.</text:p>
      <text:p text:style-name="P35"><text:tab/>TaskCatalogCode – code of a task in numeric format.</text:p>
      <text:p text:style-name="P35">The function runs particular task by given codes. It is possible to execute this function in one or another way. For example it is possible to set a special parameter in command line of the platform: run_RepTasks.RunTaskByCode(&lt;RepositoryCatalogCode&gt;,&lt;TaskCatalogCode&gt;)</text:p>
      <text:p text:style-name="P35">Example:</text:p>
      <text:p text:style-name="P35">"C:\Program Files (x86)\1cv8\common\1cestart.exe" <text:s/>Enterprise <text:s/>/F"D:\MyDB" /N Administrator <text:s/>/P Password /C"run_RepTasks.RunTaskByCode(1,2)"</text:p>
      <text:p text:style-name="P35">In this example, a task with code 2 of a repository with code 1 will be run.</text:p>
      <text:p text:style-name="P35"/>
      <text:p text:style-name="P89"><text:span text:style-name="T55">Run tasks by</text:span><text:span text:style-name="T97"> </text:span><text:span text:style-name="T54">HTTP-</text:span><text:span text:style-name="T55">service</text:span></text:p>
      <text:p text:style-name="P75"><text:span text:style-name="T57">There is an HTTP-service in the configuration. The base URL of the service is “</text:span><text:span text:style-name="T1">RunTask</text:span><text:span text:style-name="T57">”.</text:span></text:p>
      <text:p text:style-name="P36">A task could be run by htttp-request in the format:</text:p>
      <text:p text:style-name="P75">hs/<text:span text:style-name="T1">RunTask/&lt;</text:span><text:span text:style-name="T52">RepositoryCatalogCode</text:span><text:span text:style-name="T1">&gt;/&lt;</text:span><text:span text:style-name="T52">TaskCatalogCode</text:span><text:span text:style-name="T1">&gt;</text:span></text:p>
      <text:p text:style-name="P75"><text:span text:style-name="T57">For example</text:span>, <text:span text:style-name="T57">if DB is published on the web-server “</text:span><text:span text:style-name="T1">localhost” <text:s/></text:span><text:span text:style-name="T57">under name “</text:span>OneCI», <text:span text:style-name="T57">then the line </text:span><text:soft-page-break/><text:span text:style-name="T57">of</text:span> <text:span text:style-name="T57">the </text:span><text:span text:style-name="T1">http-</text:span><text:span text:style-name="T57">request would looks like</text:span>:</text:p>
      <text:p text:style-name="P74"><text:a xlink:type="simple" xlink:href="http://localhost/OneCI/hs/RunTask/1/2" text:style-name="Internet_20_link" text:visited-style-name="Visited_20_Internet_20_Link">http://localhost/OneCI/hs/RunTask/1/2</text:a></text:p>
      <text:p text:style-name="P36">there 1 - code of repository in the catalog, 2 – code of task in the catalog.</text:p>
      <text:p text:style-name="P75"><text:span text:style-name="T57">The requests should be with</text:span> <text:span text:style-name="T57">“</text:span><text:span text:style-name="T1">Basic Authentication”.</text:span></text:p>
      <text:p text:style-name="P74"><text:span text:style-name="T58">The same request in </text:span><text:span text:style-name="T1">Python </text:span>2 <text:span text:style-name="T58">language</text:span>:</text:p>
      <text:p text:style-name="P74"><draw:rect text:anchor-type="paragraph" draw:z-index="1" draw:style-name="gr1" draw:text-style-name="P107" svg:width="17.913cm" svg:height="9.924cm" svg:x="0.002cm" svg:y="0cm"><text:p/></draw:rect>import urllib</text:p>
      <text:p text:style-name="P74">import urllib2</text:p>
      <text:p text:style-name="P74">import base64</text:p>
      <text:p text:style-name="P74">url = "http://localhost/OneCI/hs/RunTask/1/2"</text:p>
      <text:p text:style-name="P74">authKey = base64.b64encode("Administrator:password")</text:p>
      <text:p text:style-name="P74">headers = {"Content-Type":"application/json", "Authorization":"Basic " + authKey}</text:p>
      <text:p text:style-name="P74">request = urllib2.Request(url)\</text:p>
      <text:p text:style-name="P74">for key,value in headers.items():</text:p>
      <text:p text:style-name="P74"><text:s text:c="2"/>request.add_header(key,value)</text:p>
      <text:p text:style-name="P74">response = urllib2.urlopen(request)</text:p>
      <text:p text:style-name="P74">print response.getcode()</text:p>
      <text:p text:style-name="P74"><text:span text:style-name="T58">There the name of the database user is </text:span>- <text:s/>Administrator, <text:span text:style-name="T58">and the Password</text:span> - <text:s/>passw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Helvetica,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5T17:20:40.731000000</meta:creation-date>
    <dc:date>2016-08-09T10:37:42.826000000</dc:date>
    <meta:editing-duration>PT8H20M58S</meta:editing-duration>
    <meta:editing-cycles>92</meta:editing-cycles>
    <meta:generator>LibreOffice/5.0.0.5$Windows_x86 LibreOffice_project/1b1a90865e348b492231e1c451437d7a15bb262b</meta:generator>
    <meta:document-statistic meta:table-count="0" meta:image-count="1" meta:object-count="0" meta:page-count="8" meta:paragraph-count="150" meta:word-count="1752" meta:character-count="11847" meta:non-whitespace-character-count="10209"/>
  </office:meta>
</office:document-meta>
</file>